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7563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3.5791in"/>
    </style:style>
    <style:style style:name="co9" style:family="table-column">
      <style:table-column-properties fo:break-before="auto" style:column-width="2.9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rotation-align="none"/>
      <style:text-properties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3" table:number-columns-repeated="1013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experiment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diag_mod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2" office:value-type="string" calcext:value-type="string">
            <text:p>cell line</text:p>
          </table:table-cell>
          <table:table-cell table:style-name="ce2" office:value-type="string" calcext:value-type="string">
            <text:p>Comments</text:p>
          </table:table-cell>
          <table:table-cell table:style-name="ce11"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1_03_2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-1, 2, -1, 1.5], [2, -1, -1, -0.5], [-1, -1, -1, 1.5],[1.5, -0.5, 1.5, -1]</text:p>
          </table:table-cell>
          <table:table-cell table:style-name="ce1" table:number-columns-repeated="3"/>
          <table:table-cell/>
          <table:table-cell table:style-name="ce1"/>
          <table:table-cell table:style-name="ce1" office:value-type="string" calcext:value-type="string">
            <text:p>nonlinear system of k=3</text:p>
          </table:table-cell>
          <table:table-cell table:style-name="ce1" table:number-columns-repeated="1013"/>
          <table:table-cell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nonlinear system of k=4 (seed 2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"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02_04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3"/>
          <table:table-cell office:value-type="string" calcext:value-type="string">
            <text:p>max_ent_poly3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3"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04_10_23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2" office:value-type="float" office:value="1024" calcext:value-type="float">
            <text:p>1024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8_23</text:p>
          </table:table-cell>
          <table:table-cell office:value-type="string" calcext:value-type="string">
            <text:p>x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23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8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05_31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table:style-name="ce5" office:value-type="string" calcext:value-type="string">
            <text:p>06_05_23</text:p>
          </table:table-cell>
          <table:table-cell table:style-name="ce5"/>
          <table:table-cell table:style-name="ce7"/>
          <table:table-cell table:style-name="ce5"/>
          <table:table-cell table:style-name="ce5" office:value-type="string" calcext:value-type="string">
            <text:p>max_ent_poly6_log_v2_grid</text:p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1">
          <table:table-cell table:style-name="ce12" office:value-type="string" calcext:value-type="string">
            <text:p>06_29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8_17_23</text:p>
          </table:table-cell>
          <table:table-cell table:number-columns-repeated="3"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office:value-type="string" calcext:value-type="string">
            <text:p>b=261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08_25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office:value-type="string" calcext:value-type="string">
            <text:p>b=261, KDE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09_11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office:value-type="string" calcext:value-type="string">
            <text:p>b=261, K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9_1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office:value-type="string" calcext:value-type="string">
            <text:p>b=180, ar=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9_17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office:value-type="string" calcext:value-type="string">
            <text:p>b=180, ar=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9_1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office:value-type="string" calcext:value-type="string">
            <text:p>b=180, ar=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09_25_2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max_ent_poly6_log_v2_grid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table:style-name="Default" office:value-type="string" calcext:value-type="string">
            <text:p>b=180,phi=0.008,ar=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9_2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table:style-name="Default" office:value-type="string" calcext:value-type="string">
            <text:p>b=180,phi=0.008,ar=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9_27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table:style-name="Default" office:value-type="string" calcext:value-type="string">
            <text:p>b=180,phi=0.008,ar=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9_28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table:style-name="Default" office:value-type="string" calcext:value-type="string">
            <text:p>b=180,phi=0.008,ar=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9_2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/>
          <table:table-cell table:style-name="Default" office:value-type="string" calcext:value-type="string">
            <text:p>b=180,phi=0.008,ar=1.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11_07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, kr, chroms=1,2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gm12878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echnical replicates used for multihiccomp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ec</text:p>
          </table:table-cell>
          <table:table-cell table:number-columns-repeated="7"/>
          <table:table-cell office:value-type="string" calcext:value-type="string">
            <text:p>technical replicates used for multihiccomp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_20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ALL_FILES_in_sit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_01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Split 11_20_23, multiHiCcompa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_06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Split 11_20_23, scale=1e-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12_08_23_imr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kewnorm</text:p>
          </table:table-cell>
          <table:table-cell office:value-type="string" calcext:value-type="string">
            <text:p>meanDist_S_grid_poly8_log_start1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dataset_12_06_23, imr90</text:p>
          </table:table-cell>
          <table:table-cell table:style-name="Default" office:value-type="string" calcext:value-type="string">
            <text:p>B=200,v=8,ar=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_12_23_imr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meanDist_S_grid_poly8_log_start1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dataset_12_06_23, imr90</text:p>
          </table:table-cell>
          <table:table-cell table:style-name="Default" office:value-type="string" calcext:value-type="string">
            <text:p>B=200,v=8,ar=1.5</text:p>
          </table:table-cell>
          <table:table-cell table:number-columns-repeated="101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4">
      <number:minutes number:style="long"/>
      <number:text>:</number:text>
      <number:seconds number:style="long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-</number:text>
      <number:month number:textual="true"/>
      <number:text>-</number:text>
      <number:year/>
    </number:date-style>
    <number:time-style style:name="N149">
      <number:minutes number:style="long"/>
      <number:text>:</number:text>
      <number:seconds number:style="long" number:decimal-places="1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date-style style:name="N145">
      <number:month number:textual="true"/>
      <number:text>-</number:text>
      <number:year/>
    </number:date-style>
    <number:time-style style:name="N144">
      <number:hours/>
      <number:text>:</number:text>
      <number:minute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>
      <number:hours/>
      <number:text>:</number:text>
      <number:minutes number:style="long"/>
      <number:text>:</number:text>
      <number:seconds number:style="long"/>
    </number:time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date-style style:name="N159">
      <number:month/>
      <number:text>/</number:text>
      <number:day/>
      <number:text>/</number:text>
      <number:year number:style="long"/>
    </number:date-style>
    <number:time-style style:name="N130">
      <number:hours/>
      <number:text>:</number:text>
      <number:minutes number:style="long"/>
      <number:text> </number:text>
      <number:am-pm/>
    </number:time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-</number:text>
      <number:month number:textual="true"/>
    </number:dat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4-01-03T11:38:06.324021027</dc:date>
    <meta:editing-cycles>39</meta:editing-cycles>
    <meta:editing-duration>P51DT19H26M58S</meta:editing-duration>
    <meta:generator>LibreOffice/7.3.7.2$Linux_X86_64 LibreOffice_project/30$Build-2</meta:generator>
    <meta:document-statistic meta:table-count="1" meta:cell-count="264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